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 you will need an array to work with. Let’s create a new one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8Z</meta:creation-date>
    <dc:date>2021-06-17T02:59:28Z</dc:date>
    <meta:user-defined meta:name="date" meta:value-type="string">June  16, 2021 (10:5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